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Payload( TransactionPhase phase , Consumer &lt; T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Process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stProcessEvent( ApplicationEvent event , @ Nullable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ransac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Payload( Consumer &lt; T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